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20000029FB8EBAEDB7441351C.png" manifest:media-type="image/png"/>
  <manifest:file-entry manifest:full-path="Pictures/10000001000002A20000029FA4E87DDF9BDE02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opacity="100%" draw:textarea-horizontal-align="justify" draw:textarea-vertical-align="middle" draw:auto-grow-height="false" fo:min-height="3.888cm" fo:min-width="3.63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4.016cm" fo:min-width="7.466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3.542cm" fo:min-width="3.29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01cm" fo:min-width="6.53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e2e2e2" draw:opacity="100%" draw:textarea-horizontal-align="justify" draw:textarea-vertical-align="middle" draw:auto-grow-height="false" fo:min-height="2.014cm" fo:min-width="1.764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3.1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6.281cm"/>
      <style:paragraph-properties style:writing-mode="lr-tb"/>
    </style:style>
    <style:style style:name="gr8" style:family="graphic" style:parent-style-name="objectwithoutfill">
      <style:graphic-properties svg:stroke-width="0.014cm" svg:stroke-color="#000000" draw:marker-start-width="0.22cm" draw:marker-end="Concave" draw:marker-end-width="0.078cm" draw:marker-end-center="true" draw:fill="none" draw:textarea-vertical-align="middle" fo:padding-top="0.131cm" fo:padding-bottom="0.131cm" fo:padding-left="0.256cm" fo:padding-right="0.256cm"/>
    </style:style>
    <style:style style:name="gr9" style:family="graphic" style:parent-style-name="standard">
      <style:graphic-properties draw:stroke="solid" svg:stroke-width="0.011cm" svg:stroke-color="#000000" draw:marker-start-width="0.216cm" draw:marker-end-width="0.216cm" draw:fill-color="#ffd74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0" style:family="graphic" style:parent-style-name="standard">
      <style:graphic-properties svg:stroke-width="0.014cm" svg:stroke-color="#000000" draw:marker-start-width="0.221cm" draw:marker-end-width="0.221cm" draw:fill-color="#ffd74c" draw:textarea-horizontal-align="justify" draw:textarea-vertical-align="middle" draw:auto-grow-height="false" fo:min-height="0cm" fo:min-width="0cm" fo:padding-top="0.132cm" fo:padding-bottom="0.132cm" fo:padding-left="0.257cm" fo:padding-right="0.257cm"/>
    </style:style>
    <style:style style:name="gr11" style:family="graphic" style:parent-style-name="objectwithoutfill">
      <style:graphic-properties svg:stroke-width="0.014cm" svg:stroke-color="#000000" draw:marker-start-width="0.221cm" draw:marker-end="Concave" draw:marker-end-width="0.08cm" draw:fill="none" draw:textarea-vertical-align="middle" fo:padding-top="0.132cm" fo:padding-bottom="0.132cm" fo:padding-left="0.257cm" fo:padding-right="0.2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cm" fo:min-width="6.281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1cm" draw:marker-end="Concave" draw:marker-end-width="0.3cm" draw:marker-end-center="true" draw:fill="none" draw:textarea-vertical-align="middle" fo:padding-top="0.141cm" fo:padding-bottom="0.141cm" fo:padding-left="0.266cm" fo:padding-right="0.266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ffd74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d74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4.082cm" fo:min-width="4.13cm" fo:padding-top="0.151cm" fo:padding-bottom="0.151cm" fo:padding-left="0.276cm" fo:padding-right="0.276cm" draw:shadow="hidden" drawooo:fontwork-style="rotat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236cm" fo:min-width="0.986cm" draw:shadow="hidden" drawooo:fontwork-style="rotate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95cm" fo:min-width="3.5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1.986cm" fo:min-width="1.736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92cm" fo:min-width="3.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23" style:family="graphic" style:parent-style-name="standard">
      <style:graphic-properties draw:stroke="none" draw:fill-color="#d9d9d9" draw:opacity="49%" draw:textarea-horizontal-align="justify" draw:textarea-vertical-align="middle" draw:auto-grow-height="false" fo:min-height="0cm" fo:min-width="8.712cm"/>
    </style:style>
    <style:style style:name="gr24" style:family="graphic" style:parent-style-name="standard">
      <style:graphic-properties draw:stroke="none" draw:fill-color="#d9d9d9" draw:opacity="49%" draw:textarea-horizontal-align="justify" draw:textarea-vertical-align="middle" draw:auto-grow-height="false" fo:min-height="0cm" fo:min-width="9.113cm"/>
    </style:style>
    <style:style style:name="gr25" style:family="graphic" style:parent-style-name="standard">
      <style:graphic-properties draw:stroke="none" draw:fill-color="#d9d9d9" draw:opacity="49%" draw:textarea-horizontal-align="justify" draw:textarea-vertical-align="middle" draw:auto-grow-height="false" fo:min-height="0cm" fo:min-width="8.213cm"/>
    </style:style>
    <style:style style:name="gr26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opacity="70%" draw:textarea-horizontal-align="left" draw:auto-grow-height="true" draw:auto-grow-width="false" fo:min-height="4.345cm" fo:min-width="0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solid" draw:fill-color="#d9d9d9" draw:opacity="49%" draw:textarea-horizontal-align="justify" draw:textarea-vertical-align="middle" draw:auto-grow-height="false" fo:min-height="3.888cm" fo:min-width="3.638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3.97cm" fo:min-width="7.42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font-name="Linux Libertine Display G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2e2e2" draw:opacity="100%"/>
      <style:paragraph-properties fo:text-align="center" style:writing-mode="lr-tb"/>
      <style:text-properties style:font-name="Linux Libertine Display G"/>
    </style:style>
    <style:style style:name="P7" style:family="paragraph">
      <loext:graphic-properties draw:fill="none" draw:fill-color="#ffffff"/>
      <style:paragraph-properties style:writing-mode="lr-tb"/>
      <style:text-properties style:font-name="Linux Libertine Display G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74c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style:font-name="Linux Libertine Display G"/>
    </style:style>
    <style:style style:name="P11" style:family="paragraph">
      <loext:graphic-properties draw:fill="none"/>
      <style:paragraph-properties fo:text-align="center" style:writing-mode="lr-tb"/>
      <style:text-properties fo:color="#530260" loext:opacity="100%" style:font-name="Linux Libertine Display G" fo:background-color="#ffff00"/>
    </style:style>
    <style:style style:name="P12" style:family="paragraph">
      <style:text-properties style:font-name="Linux Libertine Display G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Linux Libertine Display G" fo:font-size="18pt" style:font-size-asian="18pt" style:font-size-complex="18pt"/>
    </style:style>
    <style:style style:name="P14" style:family="paragraph">
      <loext:graphic-properties draw:fill-color="#d9d9d9" draw:opacity="49%"/>
      <style:paragraph-properties fo:text-align="center"/>
    </style:style>
    <style:style style:name="P15" style:family="paragraph">
      <loext:graphic-properties draw:fill="none" draw:fill-color="#ffffff" draw:opacity="70%"/>
      <style:text-properties style:font-name="Linux Libertine Display G"/>
    </style:style>
    <style:style style:name="P16" style:family="paragraph">
      <loext:graphic-properties draw:fill="solid" draw:fill-color="#d9d9d9" draw:opacity="49%"/>
      <style:paragraph-properties fo:text-align="center"/>
    </style:style>
    <style:style style:name="T1" style:family="text">
      <style:text-properties style:font-name="Linux Libertine Display G"/>
    </style:style>
    <style:style style:name="T2" style:family="text">
      <style:text-properties style:font-name="Linux Libertine Display G" fo:font-size="54pt" style:font-size-asian="54pt" style:font-size-complex="54pt"/>
    </style:style>
    <style:style style:name="T3" style:family="text">
      <style:text-properties style:font-name="Linux Libertine Display G" fo:font-size="28pt" style:font-size-asian="28pt" style:font-size-complex="28pt"/>
    </style:style>
    <style:style style:name="T4" style:family="text">
      <style:text-properties fo:color="#530260" loext:opacity="100%" style:font-name="Linux Libertine Display G" fo:font-size="18pt" style:font-size-asian="18pt" style:font-size-complex="18pt"/>
    </style:style>
    <style:style style:name="T5" style:family="text">
      <style:text-properties style:font-name="Linux Libertine Display G" fo:font-size="20pt" style:font-size-asian="20pt" style:font-size-complex="20pt"/>
    </style:style>
    <style:style style:name="T6" style:family="text">
      <style:text-properties style:font-name="Linux Libertine Display G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draw:layer="layout" svg:width="5.9cm" svg:height="5.9cm" svg:x="1.316cm" svg:y="15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4.3cm" svg:x="4.3cm" svg:y="16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5.4cm" svg:x="1.6cm" svg:y="15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7.03cm" svg:height="4.26cm" svg:x="5.214cm" svg:y="16.5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3.2cm" svg:x="1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681cm" svg:height="0.975cm" svg:x="1.919cm" svg:y="3.625cm">
          <draw:text-box>
            <text:p><text:span text:style-name="T1">juno moneta</text:span></text:p>
          </draw:text-box>
        </draw:frame>
        <draw:frame draw:style-name="gr7" draw:text-style-name="P7" draw:layer="layout" svg:width="3.681cm" svg:height="0.975cm" svg:x="1.919cm" svg:y="2.125cm">
          <draw:text-box>
            <text:p><text:span text:style-name="T1">juno moneta</text:span></text:p>
          </draw:text-box>
        </draw:frame>
        <draw:path draw:style-name="gr8" draw:text-style-name="P8" draw:layer="layout" svg:width="2.941cm" svg:height="0.587cm" draw:transform="rotate (0.197396738400559) translate (2.24cm 2.446cm)" svg:viewBox="0 0 2942 588" svg:d="M0 0c1530 0 2942 588 2942 588">
          <text:p/>
        </draw:path>
        <draw:custom-shape draw:style-name="gr9" draw:text-style-name="P9" draw:layer="layout" svg:width="0.12cm" svg:height="0.12cm" svg:x="2.188cm" svg:y="2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2cm" svg:height="0.12cm" svg:x="4.209cm" svg:y="2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2cm" svg:height="0.12cm" svg:x="4.261cm" svg:y="2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2cm" svg:height="0.12cm" svg:x="4.319cm" svg:y="2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2cm" svg:height="0.12cm" svg:x="2.188cm" svg:y="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.301cm" svg:y1="3.934cm" svg:x2="3.719cm" svg:y2="3.934cm">
          <text:p/>
        </draw:line>
        <draw:custom-shape draw:style-name="gr10" draw:text-style-name="P9" draw:layer="layout" svg:width="0.12cm" svg:height="0.12cm" svg:x="3.19cm" svg:y="3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2cm" svg:height="0.12cm" svg:x="3.242cm" svg:y="3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2cm" svg:height="0.12cm" svg:x="3.3cm" svg:y="3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0.9cm" svg:height="2.87cm" svg:x="7.5cm" svg:y="6.225cm">
          <draw:text-box>
            <text:p><text:span text:style-name="T2">juno moneta</text:span></text:p>
          </draw:text-box>
        </draw:frame>
        <draw:path draw:style-name="gr13" draw:text-style-name="P8" draw:layer="layout" svg:width="8.934cm" svg:height="1.731cm" draw:transform="skewX (0.127758101245985) rotate (0.196175007924163) translate (8.09952974345891cm 6.89289225088962cm)" svg:viewBox="0 0 8935 1732" svg:d="M0 0c4529 0 8935 1732 8935 1732">
          <text:p/>
        </draw:path>
        <draw:custom-shape draw:style-name="gr14" draw:text-style-name="P9" draw:layer="layout" svg:width="0.34cm" svg:height="0.33cm" svg:x="7.833cm" svg:y="6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2cm" svg:height="0.34cm" svg:x="13.937cm" svg:y="6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37cm" svg:height="0.34cm" svg:x="14.103cm" svg:y="6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37cm" svg:height="0.34cm" svg:x="14.263cm" svg:y="6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.8cm" svg:height="1.792cm" svg:x="2.285cm" svg:y="8.604cm">
          <draw:image xlink:href="Pictures/10000001000002A20000029FA4E87DDF9BDE02DC.png" xlink:type="simple" xlink:show="embed" xlink:actuate="onLoad" draw:mime-type="image/png">
            <text:p/>
          </draw:image>
        </draw:frame>
        <draw:g>
          <draw:path draw:style-name="gr17" draw:text-style-name="P10" draw:layer="layout" svg:width="5.699cm" svg:height="5.699cm" draw:transform="rotate (-1.5707963267949) translate (19.728cm 11.776cm)" svg:viewBox="0 0 5700 5700" svg:d="M5700 2850c0 500-132 992-382 1425s-610 793-1043 1043-925 382-1425 382-992-132-1425-382-793-610-1043-1043-382-925-382-1425 132-992 382-1425 610-793 1043-1043 925-382 1425-382 992 132 1425 382 793 610 1043 1043 382 925 382 1425z">
            <text:p text:style-name="P1"><text:span text:style-name="T3">Project Juno Moneta</text:span></text:p>
          </draw:path>
        </draw:g>
        <draw:path draw:style-name="gr18" draw:text-style-name="P11" draw:layer="layout" svg:width="2.1cm" svg:height="2.1cm" draw:transform="rotate (-1.5707963267949) translate (4.201cm 8.45cm)" svg:viewBox="0 0 2101 2101" svg:d="M2101 1050c0 185-49 366-141 526-92 159-225 292-384 384-160 92-341 141-526 141-184 0-365-49-525-141-159-92-292-225-384-384-92-160-141-341-141-526 0-184 49-365 141-525 92-159 225-292 384-384 160-92 341-141 525-141 185 0 366 49 526 141 159 92 292 225 384 384 92 160 141 341 141 525z">
          <text:p text:style-name="P1"><text:span text:style-name="T4">Project <text:s text:c="2"/>Juno <text:s text:c="2"/>Moneta</text:span></text:p>
        </draw:path>
        <draw:custom-shape draw:style-name="gr19" draw:text-style-name="P3" draw:layer="layout" svg:width="4cm" svg:height="3.2cm" svg:x="4.8cm" svg:y="11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2cm" svg:height="3.2cm" svg:x="3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4.03cm" svg:height="3.17cm" svg:x="4.763cm" svg:y="11.81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4cm" svg:height="2.389cm" svg:x="3.5cm" svg:y="12.211cm">
          <draw:image xlink:href="Pictures/10000001000002A20000029FA4E87DDF9BDE02DC.png" xlink:type="simple" xlink:show="embed" xlink:actuate="onLoad" draw:mime-type="image/png">
            <text:p/>
          </draw:image>
        </draw:frame>
        <draw:frame draw:style-name="gr22" draw:text-style-name="P13" draw:layer="layout" svg:width="2.9cm" svg:height="2.666cm" svg:x="5.9cm" svg:y="12.009cm">
          <draw:text-box>
            <text:p text:style-name="P12"><text:span text:style-name="T5">Project</text:span></text:p>
            <text:p text:style-name="P12"><text:span text:style-name="T5">Juno</text:span></text:p>
            <text:p text:style-name="P12"><text:span text:style-name="T5">Moneta</text:span></text:p>
          </draw:text-box>
        </draw:frame>
        <draw:custom-shape draw:style-name="gr23" draw:text-style-name="P14" draw:layer="layout" svg:width="9.3cm" svg:height="0.3cm" svg:x="2.7cm" svg:y="17.23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9.701cm" svg:height="0.3cm" svg:x="2.3cm" svg:y="18.6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801cm" svg:height="0.3cm" svg:x="3.2cm" svg:y="20.0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4.694cm" svg:height="4.673cm" svg:x="2.006cm" svg:y="16.26cm">
          <draw:image xlink:href="Pictures/10000001000002A20000029FB8EBAEDB7441351C.png" xlink:type="simple" xlink:show="embed" xlink:actuate="onLoad" draw:mime-type="image/png">
            <text:p/>
          </draw:image>
        </draw:frame>
        <draw:frame draw:style-name="gr27" draw:text-style-name="P15" draw:layer="layout" svg:width="5.006cm" svg:height="4.595cm" svg:x="6.605cm" svg:y="16.399cm">
          <draw:text-box>
            <text:p><text:span text:style-name="T6">Project <text:s text:c="2"/>Juno</text:span></text:p>
            <text:p><text:span text:style-name="T6">Moneta</text:span></text:p>
          </draw:text-box>
        </draw:frame>
        <draw:custom-shape draw:style-name="gr28" draw:text-style-name="P16" draw:layer="layout" svg:width="5.9cm" svg:height="5.9cm" svg:x="8.6cm" svg:y="21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8cm" svg:height="4.3cm" svg:x="11.584cm" svg:y="22.4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5.4cm" svg:x="8.884cm" svg:y="21.8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7.03cm" svg:height="4.26cm" svg:x="12.498cm" svg:y="22.4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9.3cm" svg:height="0.3cm" svg:x="9.984cm" svg:y="23.13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9.701cm" svg:height="0.3cm" svg:x="9.584cm" svg:y="24.5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801cm" svg:height="0.3cm" svg:x="10.484cm" svg:y="25.9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4.694cm" svg:height="4.673cm" svg:x="9.29cm" svg:y="22.16cm">
          <draw:image xlink:href="Pictures/10000001000002A20000029FB8EBAEDB7441351C.png" xlink:type="simple" xlink:show="embed" xlink:actuate="onLoad" draw:mime-type="image/png">
            <text:p/>
          </draw:image>
        </draw:frame>
        <draw:frame draw:style-name="gr27" draw:text-style-name="P15" draw:layer="layout" svg:width="5.006cm" svg:height="4.595cm" svg:x="13.889cm" svg:y="22.299cm">
          <draw:text-box>
            <text:p><text:span text:style-name="T6">Project <text:s text:c="2"/>Juno</text:span></text:p>
            <text:p><text:span text:style-name="T6">Mone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13:31:30.537970645</meta:creation-date>
    <dc:date>2022-05-19T22:21:44.049924415</dc:date>
    <meta:editing-duration>PT48M20S</meta:editing-duration>
    <meta:editing-cycles>9</meta:editing-cycles>
    <meta:generator>LibreOffice/7.3.3.2$Linux_X86_64 LibreOffice_project/30$Build-2</meta:generator>
    <meta:document-statistic meta:object-count="46"/>
  </office:meta>
</office:document-meta>
</file>